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Employes2" style:family="table">
      <style:table-properties style:width="26.564cm" fo:margin-left="0cm" fo:margin-right="-0.864cm" table:align="margins"/>
    </style:style>
    <style:style style:name="Employes2.A" style:family="table-column">
      <style:table-column-properties style:column-width="1.931cm" style:rel-column-width="4764*"/>
    </style:style>
    <style:style style:name="Employes2.B" style:family="table-column">
      <style:table-column-properties style:column-width="2.09cm" style:rel-column-width="5156*"/>
    </style:style>
    <style:style style:name="Employes2.C" style:family="table-column">
      <style:table-column-properties style:column-width="2.593cm" style:rel-column-width="6396*"/>
    </style:style>
    <style:style style:name="Employes2.D" style:family="table-column">
      <style:table-column-properties style:column-width="1.64cm" style:rel-column-width="4046*"/>
    </style:style>
    <style:style style:name="Employes2.E" style:family="table-column">
      <style:table-column-properties style:column-width="3.36cm" style:rel-column-width="8289*"/>
    </style:style>
    <style:style style:name="Employes2.F" style:family="table-column">
      <style:table-column-properties style:column-width="1.27cm" style:rel-column-width="3133*"/>
    </style:style>
    <style:style style:name="Employes2.G" style:family="table-column">
      <style:table-column-properties style:column-width="1.455cm" style:rel-column-width="3590*"/>
    </style:style>
    <style:style style:name="Employes2.I" style:family="table-column">
      <style:table-column-properties style:column-width="1.402cm" style:rel-column-width="3459*"/>
    </style:style>
    <style:style style:name="Employes2.J" style:family="table-column">
      <style:table-column-properties style:column-width="1.349cm" style:rel-column-width="3328*"/>
    </style:style>
    <style:style style:name="Employes2.K" style:family="table-column">
      <style:table-column-properties style:column-width="1.296cm" style:rel-column-width="3198*"/>
    </style:style>
    <style:style style:name="Employes2.L" style:family="table-column">
      <style:table-column-properties style:column-width="0.953cm" style:rel-column-width="2349*"/>
    </style:style>
    <style:style style:name="Employes2.M" style:family="table-column">
      <style:table-column-properties style:column-width="1.005cm" style:rel-column-width="2480*"/>
    </style:style>
    <style:style style:name="Employes2.N" style:family="table-column">
      <style:table-column-properties style:column-width="0.794cm" style:rel-column-width="1958*"/>
    </style:style>
    <style:style style:name="Employes2.Q" style:family="table-column">
      <style:table-column-properties style:column-width="1.459cm" style:rel-column-width="3600*"/>
    </style:style>
    <style:style style:name="Employes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mployes2.Q1" style:family="table-cell">
      <style:table-cell-properties fo:padding="0.097cm" fo:border="0.002cm solid #000000"/>
    </style:style>
    <style:style style:name="Employes2.A2" style:family="table-cell">
      <style:table-cell-properties fo:padding="0.097cm" fo:border-left="0.002cm solid #000000" fo:border-right="none" fo:border-top="none" fo:border-bottom="0.002cm solid #000000"/>
    </style:style>
    <style:style style:name="Employes2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Landscape">
      <style:paragraph-properties style:page-number="auto" fo:break-before="page"/>
    </style:style>
    <style:style style:name="P8" style:family="paragraph" style:parent-style-name="Heading_20_2">
      <style:paragraph-properties fo:break-before="page"/>
    </style:style>
    <style:style style:name="P9" style:family="paragraph">
      <style:paragraph-properties fo:margin-left="0.635cm" fo:margin-right="0cm" fo:text-indent="-0.597cm"/>
    </style:style>
    <style:style style:name="P10" style:family="paragraph">
      <style:text-properties style:font-name="Liberation Serif1" fo:font-size="12pt"/>
    </style:style>
    <style:style style:name="T1" style:family="text">
      <style:text-properties style:font-name="Liberation Serif1" fo:font-size="12pt" style:text-underline-style="none"/>
    </style:style>
    <style:style style:name="T2" style:family="text">
      <style:text-properties style:font-name="Liberation Serif1" fo:font-size="12pt" style:text-underline-style="solid" style:text-underline-width="auto" style:text-underline-color="font-color"/>
    </style:style>
    <style:style style:name="T3" style:family="text">
      <style:text-properties style:font-name="Liberation Serif1" fo:font-size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000000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variab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du_jour"/>
        <text:user-field-decl office:value-type="string" office:string-value="KO" text:name="ma_variable"/>
        <text:user-field-decl office:value-type="string" office:string-value="KO" text:name="couleur"/>
        <text:user-field-decl office:value-type="string" office:string-value=", " text:name="Couleurs_separator"/>
        <text:user-field-decl office:value-type="string" office:string-value="KO" text:name="rugby"/>
        <text:user-field-decl office:value-type="string" office:string-value="OK" text:name="ma_variable_2"/>
        <text:user-field-decl office:value-type="string" office:string-value=" civilite" text:name="civilite_employe"/>
        <text:user-field-decl office:value-type="string" office:string-value="nom" text:name="nom_employe"/>
        <text:user-field-decl office:value-type="string" office:string-value="prenom" text:name="prenom_employe"/>
        <text:user-field-decl office:value-type="string" office:string-value="" text:name="prenom_enfant"/>
        <text:user-field-decl office:value-type="string" office:string-value=", " text:name="Enfants_separator"/>
        <text:user-field-decl office:value-type="string" office:string-value="" text:name="nombre_enfant"/>
        <text:user-field-decl office:value-type="string" office:string-value="999" text:name="chiffre"/>
        <text:user-field-decl office:value-type="string" office:string-value="=SOMME(chiffre)" text:name="cumul"/>
        <text:user-field-decl office:value-type="string" office:string-value="doc a inserer" text:name="doc"/>
        <text:user-field-decl office:value-type="string" office:string-value="auteur" text:name="auteur"/>
        <text:user-field-decl office:value-type="string" office:string-value="titre" text:name="titre"/>
        <text:user-field-decl office:value-type="string" office:string-value="-- " text:name="Bibliotheque_separator"/>
        <text:user-field-decl office:value-type="string" office:string-value="KO" text:name="ole"/>
      </text:user-field-decls>
      <text:h text:style-name="P5" text:outline-level="1">Hors section : </text:h>
      <text:h text:style-name="Heading_20_2" text:outline-level="2">Affichage variable simple :</text:h>
      <text:p text:style-name="Text_20_body"><text:user-field-get text:name="ma_variable">KO</text:user-field-get></text:p>
      <text:h text:style-name="Heading_20_2" text:outline-level="2">Texte conditionnel :</text:h>
      <text:p text:style-name="Text_20_body"><text:conditional-text text:condition="ooow:ma_variable==&quot;OK&quot;" text:string-value-if-true="OK" text:string-value-if-false="KO" text:current-value="true">KO</text:conditional-text></text:p>
      <text:h text:style-name="Heading_20_1" text:outline-level="1">Double texte conditionnel : </text:h>
      <text:p text:style-name="Text_20_body"><text:conditional-text text:condition="ooow:ma_variable == &quot;OK&quot; AND ma_variable_2 == &quot;OK&quot;" text:string-value-if-true="OK" text:string-value-if-false=" KO" text:current-value="true"> KO</text:conditional-text></text:p>
      <text:h text:style-name="Heading_20_2" text:outline-level="2">Paragraphe masqué : </text:h>
      <text:p text:style-name="P2">(ne doit pas afficher KO mais rien)</text:p>
      <text:p text:style-name="Text_20_body">KO<text:hidden-paragraph text:condition="ooow:ma_variable==&quot;OK&quot;"/></text:p>
      <text:h text:style-name="Heading_20_2" text:outline-level="2">Paragraphe masqué : (Avec un double condition)</text:h>
      <text:p text:style-name="P2">(ne doit pas afficher KO mais rien)</text:p>
      <text:p text:style-name="Text_20_body">KO <text:hidden-paragraph text:condition="ooow:ma_variable == &quot;OK&quot; AND ma_variable_2 == &quot;OK&quot;"/></text:p>
      <text:h text:style-name="Heading_20_2" text:outline-level="2">Date avec un format définit dans le modèle :</text:h>
      <text:p text:style-name="Text_20_body"><text:user-field-get style:data-style-name="N38" text:name="date_du_jour">samedi 30 décembre 1899</text:user-field-get></text:p>
      <text:p text:style-name="Text_20_body"><text:user-field-get style:data-style-name="N81" text:name="date_du_jour">30. décembre 1899</text:user-field-get></text:p>
      <text:p text:style-name="Text_20_body"><text:user-field-get style:data-style-name="N36" text:name="date_du_jour">30/12/1899</text:user-field-get></text:p>
      <text:h text:style-name="Heading_20_2" text:outline-level="2">Itération des 7 couleurs de l'arc-en-ciel : </text:h>
      <text:p text:style-name="Text_20_body">(chaque couleur doit-être séparée par une virgule et un espace)</text:p>
      <text:p text:style-name="Couleurs"><text:user-field-get text:name="couleur">KO</text:user-field-get></text:p>
      <text:h text:style-name="Heading_20_2" text:outline-level="2">Itération de livres (auteur a écrit titre ) : </text:h>
      <text:p text:style-name="Bibliotheque"><text:user-field-get text:name="auteur">auteur</text:user-field-get> a écrit <text:user-field-get text:name="titre">titre</text:user-field-get></text:p>
      <text:h text:style-name="Heading_20_2" text:outline-level="2"/>
      <text:h text:style-name="P8" text:outline-level="2">Inclusion d'un fichier contenant un objet OLE :</text:h>
      <text:p text:style-name="Text_20_body"><text:user-field-get text:name="ole">KO</text:user-field-get></text:p>
      <text:h text:style-name="Heading_20_2" text:outline-level="2">Insertion d'un fichier ODT : </text:h>
      <text:p text:style-name="Text_20_body"><text:user-field-get text:name="rugby">KO</text:user-field-get></text:p>
      <text:p text:style-name="Text_20_body"/>
      <text:h text:style-name="P6" text:outline-level="1">Dans une section :</text:h>
      <text:p text:style-name="Text_20_body"><draw:frame text:anchor-type="paragraph" draw:z-index="0" draw:style-name="gr1" draw:text-style-name="P10" svg:width="9.439cm" svg:height="2.437cm" svg:x="4.023cm" svg:y="0.002cm"><draw:text-box><text:p><text:span text:style-name="T1"><text:s/></text:span><text:span text:style-name="T2">Itération (section) sur les employés contenant</text:span><text:span text:style-name="T3"> :</text:span></text:p><text:p><text:span text:style-name="T3"/></text:p><text:p text:style-name="P9"><text:span text:style-name="T3"><text:s text:c="4"/></text:span><text:span text:style-name="T3">* un texte conditionnel sur la civilité,</text:span></text:p><text:p><text:span text:style-name="T3"><text:s text:c="4"/></text:span><text:span text:style-name="T3">* une itération par style sur les enfants,</text:span></text:p><text:p><text:span text:style-name="T3"><text:s text:c="4"/></text:span><text:span text:style-name="T3">* un paragraphe masqué sur le nombre d'enfant</text:span></text:p></draw:text-box></draw:frame></text:p>
      <text:p text:style-name="Text_20_body"/>
      <text:p text:style-name="Text_20_body"/>
      <text:p text:style-name="Text_20_body"/>
      <text:p text:style-name="Text_20_body"/>
      <text:section text:style-name="Sect1" text:name="Employes">
        <text:p text:style-name="P4"><text:conditional-text text:condition="ooow:civilite_employe==&quot;M&quot;" text:string-value-if-true="Monsieur" text:string-value-if-false="Madame" text:current-value="true">Madame</text:conditional-text> <text:user-field-get text:name="prenom_employe">prenom</text:user-field-get> <text:user-field-get text:name="nom_employe">nom</text:user-field-get> </text:p>
        <text:p text:style-name="Standard"><text:user-field-get text:name="doc">doc a inserer</text:user-field-get></text:p>
        <text:p text:style-name="Standard"/>
        <text:p text:style-name="Text_20_body"><text:user-field-get text:name="nombre_enfant"/> enfant (s) :<text:hidden-paragraph text:condition="ooow:nombre_enfant==&quot;0&quot;"/></text:p>
        <text:p text:style-name="Enfants"><text:user-field-get text:name="prenom_enfant"/></text:p>
      </text:section>
      <text:p text:style-name="Text_20_body"/>
      <text:p text:style-name="Text_20_body"/>
      <text:p text:style-name="Text_20_body"/>
      <text:h text:style-name="P7" text:outline-level="1">Dans un tableau :</text:h>
      <text:p text:style-name="Text_20_body"/>
      <text:p text:style-name="Text_20_body"><draw:frame text:anchor-type="paragraph" draw:z-index="1" draw:style-name="gr1" draw:text-style-name="P10" svg:width="9.439cm" svg:height="2.437cm" svg:x="4.023cm" svg:y="0.002cm"><draw:text-box><text:p><text:span text:style-name="T1"><text:s/></text:span><text:span text:style-name="T2">Tableau sur les employés contenant</text:span><text:span text:style-name="T3"> :</text:span></text:p><text:p><text:span text:style-name="T3"/></text:p><text:p text:style-name="P9"><text:span text:style-name="T3"><text:s text:c="4"/></text:span><text:span text:style-name="T3">* un texte conditionnel sur la civilité,</text:span></text:p><text:p><text:span text:style-name="T3"><text:s text:c="4"/></text:span><text:span text:style-name="T3">* une itération par style sur les enfants,</text:span></text:p><text:p><text:span text:style-name="T3"><text:s text:c="4"/></text:span><text:span text:style-name="T3">* un paragraphe masqué sur le nombre d'enfant</text:span></text:p></draw:text-box></draw:frame></text:p>
      <text:p text:style-name="Text_20_body"/>
      <text:p text:style-name="Text_20_body"/>
      <text:p text:style-name="Text_20_body"/>
      <text:p text:style-name="Text_20_body"/>
      <table:table table:name="Employes2" table:style-name="Employes2">
        <table:table-column table:style-name="Employes2.A"/>
        <table:table-column table:style-name="Employes2.B"/>
        <table:table-column table:style-name="Employes2.C"/>
        <table:table-column table:style-name="Employes2.D"/>
        <table:table-column table:style-name="Employes2.E"/>
        <table:table-column table:style-name="Employes2.F"/>
        <table:table-column table:style-name="Employes2.G"/>
        <table:table-column table:style-name="Employes2.F"/>
        <table:table-column table:style-name="Employes2.I"/>
        <table:table-column table:style-name="Employes2.J"/>
        <table:table-column table:style-name="Employes2.K"/>
        <table:table-column table:style-name="Employes2.L"/>
        <table:table-column table:style-name="Employes2.M"/>
        <table:table-column table:style-name="Employes2.N"/>
        <table:table-column table:style-name="Employes2.J" table:number-columns-repeated="2"/>
        <table:table-column table:style-name="Employes2.Q"/>
        <table:table-row>
          <table:table-cell table:style-name="Employes2.A1" office:value-type="string">
            <text:p text:style-name="Table_20_Contents">Civilité</text:p>
          </table:table-cell>
          <table:table-cell table:style-name="Employes2.A1" table:number-columns-spanned="2" office:value-type="string">
            <text:p text:style-name="Table_20_Contents">Nom <text:s/>/ prénom</text:p>
          </table:table-cell>
          <table:covered-table-cell/>
          <table:table-cell table:style-name="Employes2.A1" office:value-type="string">
            <text:p text:style-name="Table_20_Contents">Nombre d'enfant</text:p>
          </table:table-cell>
          <table:table-cell table:style-name="Employes2.A1" office:value-type="string">
            <text:p text:style-name="Table_20_Contents">Enfants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table:number-columns-spanned="3" office:value-type="string">
            <text:p text:style-name="Table_20_Contents">Nombre d'enfant</text:p>
            <text:p text:style-name="Table_20_Contents"/>
          </table:table-cell>
          <table:covered-table-cell/>
          <table:covered-table-cell/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A1" office:value-type="string">
            <text:p text:style-name="Table_20_Contents">Nbre</text:p>
            <text:p text:style-name="Table_20_Contents">enfant</text:p>
          </table:table-cell>
          <table:table-cell table:style-name="Employes2.Q1" office:value-type="string">
            <text:p text:style-name="Table_20_Contents">Nbre</text:p>
            <text:p text:style-name="Table_20_Contents">enfant</text:p>
          </table:table-cell>
        </table:table-row>
        <table:table-row>
          <table:table-cell table:style-name="Employes2.A2" office:value-type="string">
            <text:p text:style-name="P3"><text:conditional-text text:condition="ooow:civilite_employe==&quot;M&quot;" text:string-value-if-true="Monsieur" text:string-value-if-false="Madame" text:current-value="true">Madame</text:conditional-text></text:p>
          </table:table-cell>
          <table:table-cell table:style-name="Employes2.A2" office:value-type="string">
            <text:p text:style-name="Table_20_Contents"><text:user-field-get text:name="nom_employe">nom</text:user-field-get></text:p>
          </table:table-cell>
          <table:table-cell table:style-name="Employes2.A2" office:value-type="string">
            <text:p text:style-name="Table_20_Contents"><text:user-field-get text:name="prenom_employe">prenom</text:user-field-get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ext_20_body">Prenom : <text:hidden-paragraph text:condition="ooow:nombre_enfant==&quot;0&quot;"/></text:p>
            <text:p text:style-name="Enfants2"><text:user-field-get text:name="prenom_enfant"/></text:p>
            <text:p text:style-name="Enfants2"/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A2" office:value-type="string">
            <text:p text:style-name="Table_20_Contents"><text:user-field-get text:name="nombre_enfant"/></text:p>
          </table:table-cell>
          <table:table-cell table:style-name="Employes2.Q2" office:value-type="string">
            <text:p text:style-name="Table_20_Contents"><text:user-field-get text:name="nombre_enfant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uleurs" style:family="paragraph" style:parent-style-name="Text_20_body" style:default-outline-level="" style:list-style-name="" style:class="text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Enfants" style:family="paragraph" style:paren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Employes" style:family="paragraph" style:parent-style-name="Text_20_body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fants2" style:family="paragraph" style:parent-style-name="Enfants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theque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>
      <style:header>
        <text:user-field-decls>
          <text:user-field-decl office:value-type="float" office:value="0" text:name="date_du_jour"/>
        </text:user-field-decls>
        <text:p text:style-name="MP1">Recettage du <text:s/><text:user-field-get style:data-style-name="N38" text:name="date_du_jour">samedi 30 décembre 1899</text:user-field-get></text:p>
        <text:p text:style-name="MP1">ou du <text:s/><text:user-field-get style:data-style-name="N76" text:name="date_du_jour">30 décembre 1899</text:user-field-get></text:p>
        <text:p text:style-name="MP1"><text:user-field-get style:data-style-name="N37" text:name="date_du_jour">30/12/99</text:user-field-get></text:p>
      </style:header>
    </style:master-page>
    <style:master-page style:name="Index" style:page-layout-name="Mpm1" style:next-style-name="Standard"/>
    <style:master-page style:name="Hors_20_Section" style:display-name="Hors Section" style:page-layout-name="Mpm4" style:next-style-name="Section"/>
    <style:master-page style:name="Section" style:page-layout-name="Mpm2"/>
    <style:master-page style:name="Tableau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ois </meta:initial-creator>
    <meta:creation-date>2011-08-29T16:16:57</meta:creation-date>
    <dc:date>2011-09-27T14:43:46</dc:date>
    <meta:editing-duration>PT17H22M45S</meta:editing-duration>
    <meta:editing-cycles>88</meta:editing-cycles>
    <meta:generator>OpenOffice.org/3.3$Linux OpenOffice.org_project/330m20$Build-9567</meta:generator>
    <meta:document-statistic meta:table-count="1" meta:image-count="0" meta:object-count="0" meta:page-count="4" meta:paragraph-count="76" meta:word-count="167" meta:character-count="926"/>
  </office:meta>
</office:document-meta>
</file>